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D0000025DF6A55B149AC0AE63.png" manifest:media-type="image/png"/>
  <manifest:file-entry manifest:full-path="Pictures/10000201000000E00000007661B1DFFD11DC6DFC.png" manifest:media-type="image/png"/>
  <manifest:file-entry manifest:full-path="Pictures/100002010000003F000000225A020698EB45138A.png" manifest:media-type="image/png"/>
  <manifest:file-entry manifest:full-path="Pictures/1000058E00003E8700003E8714B1B0B474677355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5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3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5" style:font-size-complex="3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5" style:font-size-complex="24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5" style:font-size-complex="32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5" style:font-size-complex="20pt" style:font-style-complex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Rectangle 2" presentation:style-name="pr1" draw:text-style-name="P1" draw:layer="layout" svg:width="22.577cm" svg:height="3.597cm" svg:x="1.446cm" svg:y="7.6cm" presentation:class="title" presentation:placeholder="true" presentation:user-transformed="true">
          <draw:text-box/>
        </draw:frame>
        <draw:frame draw:name="Rectangle 3" presentation:style-name="pr2" draw:text-style-name="P2" draw:layer="layout" svg:width="22.577cm" svg:height="4.867cm" svg:x="1.446cm" svg:y="12.04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Rectangle 2" presentation:style-name="pr4" draw:text-style-name="P4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5" draw:text-style-name="P5" draw:layer="layout" svg:width="22.577cm" svg:height="12.417cm" svg:x="1.411cm" svg:y="4.7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5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3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5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5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3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0pt"/>
    </style:style>
    <style:style style:name="MP14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5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5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5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52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52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□">
        <style:list-level-properties text:space-before="0.742cm" text:min-label-width="0.744cm"/>
        <style:text-properties fo:font-family="'Lucida Grande'" fo:color="#0065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□">
        <style:list-level-properties text:space-before="0.742cm" text:min-label-width="0.744cm"/>
        <style:text-properties fo:font-family="'Lucida Grande'" fo:color="#0065bd" fo:font-size="100%"/>
      </text:list-level-style-bullet>
      <text:list-level-style-bullet text:level="3" text:bullet-char="□">
        <style:list-level-properties text:space-before="1.487cm" text:min-label-width="0.74cm"/>
        <style:text-properties fo:font-family="'Lucida Grande'" fo:color="#0065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□">
        <style:list-level-properties text:space-before="0.742cm" text:min-label-width="0.744cm"/>
        <style:text-properties fo:font-family="'Lucida Grande'" fo:color="#0065bd" fo:font-size="100%"/>
      </text:list-level-style-bullet>
      <text:list-level-style-bullet text:level="3" text:bullet-char="□">
        <style:list-level-properties text:space-before="1.487cm" text:min-label-width="0.74cm"/>
        <style:text-properties fo:font-family="'Lucida Grande'" fo:color="#0065bd" fo:font-size="100%"/>
      </text:list-level-style-bullet>
      <text:list-level-style-bullet text:level="4" text:bullet-char="□">
        <style:list-level-properties text:space-before="2.228cm" text:min-label-width="0.771cm"/>
        <style:text-properties fo:font-family="'Lucida Grande'" fo:color="#0065b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□">
        <style:list-level-properties text:space-before="0.742cm" text:min-label-width="0.744cm"/>
        <style:text-properties fo:font-family="'Lucida Grande'" fo:color="#0065bd" fo:font-size="100%"/>
      </text:list-level-style-bullet>
      <text:list-level-style-bullet text:level="3" text:bullet-char="□">
        <style:list-level-properties text:space-before="1.487cm" text:min-label-width="0.74cm"/>
        <style:text-properties fo:font-family="'Lucida Grande'" fo:color="#0065bd" fo:font-size="100%"/>
      </text:list-level-style-bullet>
      <text:list-level-style-bullet text:level="4" text:bullet-char="□">
        <style:list-level-properties text:space-before="2.228cm" text:min-label-width="0.771cm"/>
        <style:text-properties fo:font-family="'Lucida Grande'" fo:color="#0065bd" fo:font-size="100%"/>
      </text:list-level-style-bullet>
      <text:list-level-style-bullet text:level="5" text:bullet-char="□">
        <style:list-level-properties text:space-before="2.999cm" text:min-label-width="0.74cm"/>
        <style:text-properties fo:font-family="'Lucida Grande'" fo:color="#0065b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1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6A55B149AC0AE63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1">Chair of Media Technology</text:span></text:p>
        <text:p text:style-name="MP8"><text:span text:style-name="MT1">Prof. Dr.-Ing. Eckehard Steinbac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6A55B149AC0AE63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1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6A55B149AC0AE63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1">Chair of Media Technology</text:span></text:p>
        <text:p text:style-name="MP8"><text:span text:style-name="MT1">Prof. Dr.-Ing. Eckehard Steinbac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12"><text:span text:style-name="MT3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6">
            <text:list-item>
              <text:p text:style-name="MP13"><text:span text:style-name="MT4">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4"><text:span text:style-name="MT5"><text:date style:data-style-name="D4" text:date-value="2019-07-01">07/01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dc:creator>Schuwerk, Clemens</dc:creator>
    <meta:editing-cycles>12</meta:editing-cycles>
    <meta:creation-date>2009-06-05T15:14:26</meta:creation-date>
    <dc:date>2014-10-01T15:01:51</dc:date>
    <meta:editing-duration>P0D</meta:editing-duration>
    <meta:generator>LibreOffice/6.2.3.2$Linux_X86_64 LibreOffice_project/20$Build-2</meta:generator>
    <meta:document-statistic meta:object-count="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